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line-through-style="solid" style:text-line-through-type="dou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Blend, GIMP and final JPG files for my Sintel open source photo. It is all released under the CC_BY_SA license and only uses open source material. Massive props to the Blender Foundation and Blender Institute for making such a <text:span text:style-name="T1">great</text:span> AWESOME movie and releasing all of its software and models under an open source license!</text:p>
      <text:p text:style-name="Standard"/>
      <text:p text:style-name="Standard"/>
      <text:p text:style-name="Standard">The Sintel rig used in this photo can be found here: <text:a xlink:type="simple" xlink:href="http://www.blendswap.com/3D-models/characters/sintel-lite-2-57b/">http://www.blendswap.com/3D-models/characters/sintel-lite-2-57b/</text:a></text:p>
      <text:p text:style-name="Standard"/>
      <text:p text:style-name="Standard"/>
      <text:p text:style-name="Standard">The Github repo for this photo can be found here:</text:p>
      <text:p text:style-name="Standard">http://goo.gl/KJv1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nter Guerra</meta:initial-creator>
    <meta:creation-date>2011-07-27T22:43:19</meta:creation-date>
    <meta:generator>OpenOffice.org/3.3$Unix OpenOffice.org_project/330m20$Build-9567</meta:generator>
    <meta:document-statistic meta:table-count="0" meta:image-count="0" meta:object-count="0" meta:page-count="1" meta:paragraph-count="4" meta:word-count="81" meta:character-count="518"/>
  </office:meta>
</office:document-meta>
</file>